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>
        <style:tab-stops>
          <style:tab-stop style:position="0.6283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Footer">
      <style:paragraph-properties style:snap-to-layout-grid="false"/>
      <style:text-properties fo:font-weight="bold" style:font-weight-asian="bold"/>
    </style:style>
    <style:style style:name="P18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0" style:family="paragraph" style:parent-style-name="Heading">
      <style:paragraph-properties style:snap-to-layout-grid="false"/>
      <style:text-properties fo:font-weight="bold" style:font-weight-asian="bold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fr" fo:country="FR"/>
    </style:style>
    <style:style style:name="T7" style:family="text">
      <style:text-properties officeooo:rsid="001125c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<text:database-display text:table-name="2021_FeeLetters" text:table-type="table" text:column-name=" First" text:database-name="EmbeddedDatabase">&lt; First&gt;</text:database-display></text:span><text:span text:style-name="T5"><text:s/></text:span><text:span text:style-name="T5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1-11-27T15:08:52.060715463">November 27, 2021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. 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Standard">Dear<text:span text:style-name="T6"> </text:span><text:span text:style-name="T6"><text:database-display text:table-name="2021_FeeLetters" text:table-type="table" text:column-name=" First" text:database-name="EmbeddedDatabase">&lt; First&gt;</text:database-display></text:span><text:span text:style-name="T6"><text:s/></text:span><text:span text:style-name="T6"><text:database-display text:table-name="2021_FeeLetters" text:table-type="table" text:column-name=" Last" text:database-name="EmbeddedDatabase">&lt; Last&gt;</text:database-display></text:span>,</text:p>
      <text:p text:style-name="P6"/>
      <text:p text:style-name="Standard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Standard"/>
      <text:p text:style-name="Standard">The current Association Fee is $40.00 per year. <text:s/></text:p>
      <text:p text:style-name="Standard"/>
      <text:p text:style-name="Standard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Standard"/>
      <text:p text:style-name="Standard">Please send your payment by December 1<text:span text:style-name="T7">5</text:span>, <text:span text:style-name="T7">2021</text:span>. <text:s/>Your prompt payment greatly reduces the amount of work required for record keeping.</text:p>
      <text:p text:style-name="Standard"/>
      <text:p text:style-name="Standard">Thank you,</text:p>
      <text:p text:style-name="P7">Steven Gomez</text:p>
      <text:p text:style-name="Standard"/>
      <text:p text:style-name="Standard">Regency Estates Homeowners Association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Steven Gomez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Association President</text:p>
          </table:table-cell>
          <table:table-cell table:style-name="Table2.B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636-448-2015</text:p>
          </table:table-cell>
          <table:table-cell table:style-name="Table2.B2" office:value-type="string">
            <text:p text:style-name="P1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3.25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style:row-height="0.2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style:snap-to-layout-grid="false"/>
    </style:style>
    <style:style style:name="MP5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style:snap-to-layout-grid="false"/>
      <style:text-properties fo:font-weight="bold" style:font-weight-asian="bold"/>
    </style:style>
    <style:style style:name="MP8" style:family="paragraph" style:parent-style-name="Heading">
      <style:paragraph-properties style:snap-to-layout-grid="false"/>
      <style:text-properties fo:font-weight="bold" style:font-weight-asian="bold"/>
    </style:style>
    <style:style style:name="MP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0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1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2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</table:table-row>
          <table:table-row table:style-name="Table3.2">
            <table:table-cell table:style-name="Table3.A2" office:value-type="string">
              <text:p text:style-name="MP5"/>
            </table:table-cell>
            <table:table-cell table:style-name="Table3.B2" office:value-type="string">
              <text:p text:style-name="MP4"/>
            </table:table-cell>
            <table:table-cell table:style-name="Table3.C2" office:value-type="string">
              <text:p text:style-name="MP4"/>
            </table:table-cell>
          </table:table-row>
          <table:table-row table:style-name="Table3.3">
            <table:table-cell table:style-name="Table3.A3" office:value-type="string">
              <text:p text:style-name="MP4"><text:span text:style-name="MT1"><text:date style:data-style-name="N121" text:date-value="2021-11-27T15:08:52.024033530">2021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3" office:value-type="string">
              <text:p text:style-name="MP6"/>
            </table:table-cell>
            <table:table-cell table:style-name="Table3.C3" office:value-type="string">
              <text:p text:style-name="MP7">Cash payments cannot be accepted.</text:p>
            </table:table-cell>
          </table:table-row>
          <table:table-row table:style-name="Table3.3">
            <table:table-cell table:style-name="Table3.A4" office:value-type="string">
              <text:p text:style-name="MP7">Received from: </text:p>
            </table:table-cell>
            <table:table-cell table:style-name="Table3.B4" office:value-type="string">
              <text:p text:style-name="MP8"/>
            </table:table-cell>
            <table:table-cell table:style-name="Table3.C4" office:value-type="string">
              <text:p text:style-name="MP4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3">
            <table:table-cell table:style-name="Table3.A5" office:value-type="string">
              <text:p text:style-name="MP4"><text:span text:style-name="MT2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2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Regency Estates Homeowners Association</text:p>
            </table:table-cell>
          </table:table-row>
          <table:table-row table:style-name="Table3.3">
            <table:table-cell table:style-name="Table3.A6" office:value-type="string">
              <text:p text:style-name="MP11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6" office:value-type="string">
              <text:p text:style-name="MP6"/>
            </table:table-cell>
            <table:table-cell table:style-name="Table3.C6" office:value-type="string">
              <text:p text:style-name="MP11">Post Office Box 923</text:p>
            </table:table-cell>
          </table:table-row>
          <table:table-row table:style-name="Table3.3">
            <table:table-cell table:style-name="Table3.A7" office:value-type="string">
              <text:p text:style-name="MP4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7" office:value-type="string">
              <text:p text:style-name="MP6"/>
            </table:table-cell>
            <table:table-cell table:style-name="Table3.C7" office:value-type="string">
              <text:p text:style-name="MP11">Saint Peters, MO 63376</text:p>
            </table:table-cell>
          </table:table-row>
          <table:table-row table:style-name="Table3.3">
            <table:table-cell table:style-name="Table3.A8" office:value-type="string">
              <text:p text:style-name="MP11"/>
            </table:table-cell>
            <table:table-cell table:style-name="Table3.B8" office:value-type="string">
              <text:p text:style-name="MP6"/>
            </table:table-cell>
            <table:table-cell table:style-name="Table3.C8" office:value-type="string">
              <text:p text:style-name="MP12">Your canceled check is your receipt.</text:p>
            </table:table-cell>
          </table:table-row>
          <table:table-row table:style-name="Table3.3">
            <table:table-cell table:style-name="Table3.A9" office:value-type="string">
              <text:p text:style-name="MP4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9" office:value-type="string">
              <text:p text:style-name="MP6"/>
            </table:table-cell>
            <table:table-cell table:style-name="Table3.C9" office:value-type="string">
              <text:p text:style-name="MP10">Check #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1-11-27T15:08:51.949846734</dc:date>
    <meta:print-date>2018-11-02T23:19:00</meta:print-date>
    <meta:editing-cycles>41</meta:editing-cycles>
    <meta:editing-duration>PT2H54M7S</meta:editing-duration>
    <meta:generator>LibreOffice/6.0.7.3$Linux_X86_64 LibreOffice_project/00m0$Build-3</meta:generator>
    <meta:document-statistic meta:table-count="4" meta:image-count="0" meta:object-count="0" meta:page-count="1" meta:paragraph-count="31" meta:word-count="176" meta:character-count="1073" meta:non-whitespace-character-count="919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